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d76d8" officeooo:paragraph-rsid="001d76d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e Engine:</text:p>
      <text:p text:style-name="P1">Warum keinen generischen Resourceloader?</text:p>
      <text:p text:style-name="P1">Resourcen sind zu unterschiedlich, das würde zu extremer unübersichtlichkeit und verwirrung führen. Außerdem soll die engine irgendwann mit opengl laufen, das heißt, früher oder später müsste man für jede resourcenart einen eigenen loader mac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6T19:03:54.150688743</meta:creation-date>
    <dc:date>2019-11-26T19:06:34.115676723</dc:date>
    <meta:editing-duration>PT2M44S</meta:editing-duration>
    <meta:editing-cycles>1</meta:editing-cycles>
    <meta:document-statistic meta:table-count="0" meta:image-count="0" meta:object-count="0" meta:page-count="1" meta:paragraph-count="3" meta:word-count="40" meta:character-count="296" meta:non-whitespace-character-count="259"/>
    <meta:generator>LibreOffice/6.0.7.3$Linux_X86_64 LibreOffice_project/00m0$Build-3</meta:generator>
  </office:meta>
</office:document-meta>
</file>